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RowMapperTests.staticQueryWith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RowMapperTests.queryWithSpaceInColumnNameAndLocal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RowMapperTests.underscoreName( String input , String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RowMapperTests.overridingDifferentClassDefinedFo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PropertyRowMapperTests.overridingSameClassDefinedFo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RowMapperTests.mappingWithInheri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RowMapperTests.mapping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PropertyRowMapperTests.queryWithSpaceInColumnNameAndLocal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RowMapperTests.mappingWithUnpopulatedFieldsNotAcce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PropertyRowMapperTests.mappingWithUnpopulatedFieldsNot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RowMapperTests.queryWithUnderscoreInColumnNameAndPersonWithMultipleAdjacentUppercaseLettersIn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RowMapperTests.mappingWithNoUnpopulatedField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RowMapperTests.queryWithDirectNameMatchOn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